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2pt" style:font-name-asian="Courier" style:font-size-asian="12pt" style:font-name-complex="Courier" style:font-size-complex="12pt"/>
    </style:style>
    <style:style style:name="P2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3" style:family="paragraph" style:parent-style-name="Standard" style:master-page-name="Page_20_Style_20_1">
      <style:paragraph-properties fo:margin-left="0in" fo:margin-right="0in" fo:margin-top="0in" fo:margin-bottom="0in" fo:line-height="100%" fo:text-align="start" style:justify-single-word="false" fo:text-indent="0in" style:auto-text-indent="false" style:page-number="auto"/>
      <style:text-properties fo:color="#000000" style:font-name="Times New Roman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2pt" style:font-name-asian="Courier" style:font-size-asian="12pt" style:font-name-complex="Courier" style:font-size-complex="12pt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Times New Roman" fo:font-size="12pt" fo:font-weight="normal" style:font-name-asian="Courier" style:font-size-asian="12pt" style:font-weight-asian="normal" style:font-name-complex="Courier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30"/>visit Jens Nielsen</text:p>
      <text:p text:style-name="P1"/>
      <text:p text:style-name="P1">Linear molecules:</text:p>
      <text:p text:style-name="P1"/>
      <text:p text:style-name="P1">The code reproduces the results in the code by Friedrich and Herschbach</text:p>
      <text:p text:style-name="P1"/>
      <text:p text:style-name="P1"><text:tab/>Make unit tests to confirm that this will not change in the future</text:p>
      <text:p text:style-name="P1"/>
      <text:p text:style-name="P1">Symmetric tops:</text:p>
      <text:p text:style-name="P1"/>
      <text:p text:style-name="P1">The code correctly calculates the energy for symmetric top molecules.</text:p>
      <text:p text:style-name="P1">However as we split using the Wang transformation we get the wrong crossings.</text:p>
      <text:p text:style-name="P1">This can be fixed by splitting in to individual k states before the diagonalization.</text:p>
      <text:p text:style-name="P1">This code excistes and reproduces the results in the calculations by Marko.</text:p>
      <text:p text:style-name="P1"/>
      <text:p text:style-name="P1"><text:tab/>Will make these calculations and save some comparisons with Markos results. </text:p>
      <text:p text:style-name="P1"/>
      <text:p text:style-name="P1">Open questions</text:p>
      <text:p text:style-name="P1"/>
      <text:p text:style-name="P1">- Do we have to handle negative Ms?</text:p>
      <text:p text:style-name="P1">We can ignore negative M's for now. </text:p>
      <text:p text:style-name="P1">Generally only the sign of M*K matter. So a state M K will be degenered with -M -K</text:p>
      <text:p text:style-name="P1">for all M and K != 0 </text:p>
      <text:p text:style-name="P1">The negative K's are implemented for asymmetric tops as they are renamed in the<text:tab/></text:p>
      <text:p text:style-name="P1">Wang transformation. The symmetric top Hamiltonian will have negative K's we just need to use them somehow for symmetric tops.</text:p>
      <text:p text:style-name="P1">If we implement symmetric tops we need to think about the sign of K. </text:p>
      <text:p text:style-name="P1">To do this we need to handle the id of a negative state and replace the</text:p>
      <text:p text:style-name="P1">minus sign in the hdf file. <text:s text:c="2"/></text:p>
      <text:p text:style-name="P1"/>
      <text:p text:style-name="P1">- How do we treat nonparallel tensor of inertia and polarizability?</text:p>
      <text:p text:style-name="P1"><text:s/>As is 3-aminophenol </text:p>
      <text:p text:style-name="P1"/>
      <text:p text:style-name="P1"><text:s/>Two ideas of doing this: </text:p>
      <text:p text:style-name="P1"/>
      <text:p text:style-name="P1"><text:tab/>Calculate the matrix elements in the polarizabillety tensor system and transfer </text:p>
      <text:p text:style-name="P1"><text:tab/>to the inertia system. <text:s text:c="2"/></text:p>
      <text:p text:style-name="P1"/>
      <text:p text:style-name="P1"><text:s text:c="2"/><text:tab/>Calculate using the (non diagonal) polarizability tensor in the inertia system. </text:p>
      <text:p text:style-name="P1"/>
      <text:p text:style-name="P1">Calculating the wavefunction and PDF in 3D space</text:p>
      <text:p text:style-name="P1"/>
      <text:p text:style-name="P1">Basis: Wang functions</text:p>
      <text:p text:style-name="P1"><text:s text:c="2"/><text:tab/>In principle, could be expressed in terms of Jacobi polynomials</text:p>
      <text:p text:style-name="P1"><text:soft-page-break/><text:tab/><text:tab/>but not for some (K-M) values, can be circumvented through identities</text:p>
      <text:p text:style-name="P1"><text:tab/><text:tab/>not necessarily numerically stable for large K, M</text:p>
      <text:p text:style-name="P1"><text:tab/><text:tab/>(Bretislav has used this methode before )</text:p>
      <text:p text:style-name="P1"><text:tab/>Marko has done it via hypergeometric series -&gt; will send us;-) must implement python <text:tab/>extension for use</text:p>
      <text:p text:style-name="P1"><text:tab/>could also check them agains Mathematica for some values...</text:p>
      <text:p text:style-name="P1"><text:tab/>Checked in GSL extension for Wigner d from (J. Underwood) and provided Python</text:p>
      <text:p text:style-name="P1"><text:tab/>wrapper. (there seems to be problems with this implementation. The k=0 i.e.</text:p>
      <text:p text:style-name="P1"><text:tab/>Spherical harmonics are wrong)</text:p>
      <text:p text:style-name="P1"><text:tab/>Fortran implementation of Ad van der Avoird checked in in early oktober.</text:p>
      <text:p text:style-name="P1"><text:tab/>We also have an fft based implementation checked in</text:p>
      <text:p text:style-name="P1"/>
      <text:p text:style-name="P1">Eigenvectors</text:p>
      <text:p text:style-name="P2"><text:s text:c="2"/><text:tab/>Sort them according to some labeling of Wang functions |JKMs&gt;</text:p>
      <text:p text:style-name="P2"><text:tab/>same order as in the matrix </text:p>
      <text:p text:style-name="P2"><text:s text:c="2"/><text:tab/>Expand series in basis</text:p>
      <text:p text:style-name="P2"/>
      <text:p text:style-name="P2">Wavefunction in (x, y, z)</text:p>
      <text:p text:style-name="P2"/>
      <text:p text:style-name="P2"><text:s/><text:tab/>Expand asymmetric top wavefunction with eigenvectors in Wang basis (JKMs)</text:p>
      <text:p text:style-name="P2"><text:s text:c="2"/><text:tab/>Calculate ensemble average, using thermal populations or populations read from file.</text:p>
      <text:p text:style-name="P2"/>
      <text:p text:style-name="P2">Plot</text:p>
      <text:p text:style-name="P2"/>
      <text:p text:style-name="P2"><text:tab/>Send the 3D PDF to Mayavi and let it create 3D plots or 2D projections.</text:p>
      <text:p text:style-name="P2"><text:s text:c="2"/><text:tab/><text:tab/>Can it project on an arbitrary axis? (many good mayavi use examples are <text:tab/><text:tab/><text:tab/>available online)</text:p>
      <text:p text:style-name="P2"><text:tab/>We have code that uses the code by J. Underwood and Ad van der Avoird to make plots of <text:tab/>individual symmetric<text:tab/>top states. </text:p>
      <text:p text:style-name="P2"/>
      <text:p text:style-name="P2">State averaging:</text:p>
      <text:p text:style-name="P2"><text:s text:c="2"/><text:tab/>The HDF file format right now is changes to the following:</text:p>
      <text:p text:style-name="P2"><text:s/><text:tab/>/param/dipole ...</text:p>
      <text:p text:style-name="P2"><text:s/><text:tab/>(This should be per isomer basis)</text:p>
      <text:p text:style-name="P2"/>
      <text:p text:style-name="P2"><text:s/><text:tab/>/J/Ka/Kc/M/Isomer/acfield/energy array </text:p>
      <text:p text:style-name="P2"><text:s/><text:tab/>/J/Ka/Kc/M/Isomer/acfield/dcfields array</text:p>
      <text:p text:style-name="P2"><text:s/></text:p>
      <text:p text:style-name="P2"><text:s/><text:tab/>Test for speed and maybe change to something faster if needed.</text:p>
      <text:p text:style-name="P2"/>
      <text:p text:style-name="P2">jkext_plot_energy and jk_ext_print_energy</text:p>
      <text:p text:style-name="P2"><text:s text:c="2"/><text:tab/>Implement control of the Kmax and Mmax to plot --&gt; linear molecules k_max=0</text:p>
      <text:p text:style-name="P2"><text:tab/>And plotting of effective polarizabillety i.e. derivative of energy with respect to </text:p>
      <text:p text:style-name="P2"><text:tab/>field squared.</text:p>
      <text:p text:style-name="P2"><text:soft-page-break/></text:p>
      <text:p text:style-name="P2">What to do with the program:</text:p>
      <text:p text:style-name="P2"/>
      <text:p text:style-name="P2">Iodobenzene:</text:p>
      <text:p text:style-name="P2"/>
      <text:p text:style-name="P2">Will try to reproduce the experimental results from JCP and PRL</text:p>
      <text:p text:style-name="P2">Extract the PADs for a geometry as close as possible to the experimental one.</text:p>
      <text:p text:style-name="P2">Up/total and cos theta.</text:p>
      <text:p text:style-name="P2">Investigate the degree of orientation for higher static fields. Should we make a new experimental system that will make higher fields possible. </text:p>
      <text:p text:style-name="P2"/>
      <text:p text:style-name="P2">OCS: </text:p>
      <text:p text:style-name="P2"/>
      <text:p text:style-name="P2">Comparison to experimental results for adiabatic and nonadiabatic orientation and alignment.</text:p>
      <text:p text:style-name="P2">Calculate the orientation as a function of the deflection </text:p>
      <text:p text:style-name="P2">using the input from Franks deflection simulations.</text:p>
      <text:p text:style-name="P2">Compare this to new experimental results. </text:p>
      <text:p text:style-name="P2"/>
      <text:p text:style-name="P2">Benzonitrile:</text:p>
      <text:p text:style-name="P2"/>
      <text:p text:style-name="P2">We can directly calculate this in the experimental geometry used in the 1D experiments. </text:p>
      <text:p text:style-name="P2">The 3D experiments cannot be simulated using this code. <text:s/></text:p>
      <text:p text:style-name="P2"/>
      <text:p text:style-name="P2">Discussion:</text:p>
      <text:p text:style-name="P2"/>
      <text:p text:style-name="P2">Jens, Marko, Frank</text:p>
      <text:p text:style-name="P2"/>
      <text:p text:style-name="P2"><text:s text:c="2"/>M = 0 --&gt; there is full Wang symmetry, even in field -&gt; implement and test</text:p>
      <text:p text:style-name="P2"><text:tab/>this is checked in to the trunk but not tested </text:p>
      <text:p text:style-name="P2">Jens + Jochen</text:p>
      <text:p text:style-name="P2"/>
      <text:p text:style-name="P2">Effective polarizability</text:p>
      <text:p text:style-name="P2">This should be the derivative of energy with respect to field-squared. Should be implemented</text:p>
      <text:p text:style-name="P2">in jkext_plot_energy and jk_ext_print_energy.</text:p>
      <text:p text:style-name="P2"/>
      <text:p text:style-name="P2">Jens, Bretislav, and Jochen</text:p>
      <text:p text:style-name="P2"/>
      <text:p text:style-name="P2">Bretislav will think about the case of non-parallel tensors of inertia and polarizability. He</text:p>
      <text:p text:style-name="P2">suggests to consult Townse&amp;Schawlow or Zare.</text:p>
      <text:p text:style-name="P2">In order to further test the matrix elements, look at</text:p>
      <text:p text:style-name="P2"><text:s text:c="2"/>limiting cases (field-free and harmonic librator limits)</text:p>
      <text:p text:style-name="P2"><text:s text:c="2"/>this would also help understand why the solution is what it is (hirarchy of states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07T20:56:14</dc:date>
    <dc:creator>Jens Nielsen</dc:creator>
    <meta:generator>OpenOffice.org/3.1$Unix OpenOffice.org_project/310m19$Build-9420</meta:generator>
    <meta:editing-duration>PT00H21M50S</meta:editing-duration>
    <meta:editing-cycles>9</meta:editing-cycles>
    <meta:document-statistic meta:table-count="0" meta:image-count="0" meta:object-count="0" meta:page-count="3" meta:paragraph-count="90" meta:word-count="766" meta:character-count="4791"/>
  </office:meta>
</office:document-meta>
</file>